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3f94" officeooo:paragraph-rsid="00193f94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93f94" officeooo:paragraph-rsid="00193f94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93f94" officeooo:paragraph-rsid="00193f9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93f94" officeooo:paragraph-rsid="00193f9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93f94" officeooo:paragraph-rsid="00193f94" style:font-size-asian="36pt" style:font-weight-asian="normal" style:font-size-complex="3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48pt" style:text-underline-style="solid" style:text-underline-width="auto" style:text-underline-color="font-color" fo:font-weight="bold" officeooo:rsid="00193f94" officeooo:paragraph-rsid="00193f94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93f94" officeooo:paragraph-rsid="0019da06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rsid="0019da06" officeooo:paragraph-rsid="0019da06"/>
    </style:style>
    <style:style style:name="P9" style:family="paragraph" style:parent-style-name="Standard">
      <style:text-properties officeooo:rsid="001ad49c" officeooo:paragraph-rsid="001ad49c"/>
    </style:style>
    <style:style style:name="P10" style:family="paragraph" style:parent-style-name="Standard">
      <style:text-properties officeooo:rsid="001e613a" officeooo:paragraph-rsid="001e613a"/>
    </style:style>
    <style:style style:name="P11" style:family="paragraph" style:parent-style-name="Standard">
      <style:text-properties officeooo:rsid="0027695b" officeooo:paragraph-rsid="0027695b"/>
    </style:style>
    <style:style style:name="P12" style:family="paragraph" style:parent-style-name="Standard">
      <style:paragraph-properties fo:break-before="page"/>
      <style:text-properties officeooo:rsid="0019da06" officeooo:paragraph-rsid="0019da06"/>
    </style:style>
    <style:style style:name="P13" style:family="paragraph" style:parent-style-name="Header">
      <style:text-properties officeooo:rsid="00193f94" officeooo:paragraph-rsid="00193f94"/>
    </style:style>
    <style:style style:name="P14" style:family="paragraph" style:parent-style-name="Standard" style:list-style-name="L1">
      <style:text-properties officeooo:rsid="0019da06" officeooo:paragraph-rsid="0019da06"/>
    </style:style>
    <style:style style:name="P15" style:family="paragraph" style:parent-style-name="Standard" style:list-style-name="L3">
      <style:text-properties officeooo:rsid="0019da06" officeooo:paragraph-rsid="0019da06"/>
    </style:style>
    <style:style style:name="P16" style:family="paragraph" style:parent-style-name="Standard" style:list-style-name="L2">
      <style:text-properties officeooo:rsid="001ad49c" officeooo:paragraph-rsid="001ad49c"/>
    </style:style>
    <style:style style:name="P17" style:family="paragraph" style:parent-style-name="Standard" style:list-style-name="L3">
      <style:text-properties officeooo:rsid="001ad49c" officeooo:paragraph-rsid="001ad49c"/>
    </style:style>
    <style:style style:name="P18" style:family="paragraph" style:parent-style-name="Standard" style:list-style-name="L3">
      <style:text-properties fo:font-size="16pt" style:text-underline-style="solid" style:text-underline-width="auto" style:text-underline-color="font-color" fo:font-weight="bold" officeooo:rsid="0019da06" officeooo:paragraph-rsid="0019da06" style:font-weight-asian="bold" style:font-weight-complex="bold"/>
    </style:style>
    <style:style style:name="P19" style:family="paragraph" style:parent-style-name="Standard" style:list-style-name="L3">
      <style:text-properties fo:font-size="14pt" style:text-underline-style="solid" style:text-underline-width="auto" style:text-underline-color="font-color" fo:font-weight="normal" officeooo:rsid="001ad49c" officeooo:paragraph-rsid="001ad49c" style:font-weight-asian="normal" style:font-weight-complex="normal"/>
    </style:style>
    <style:style style:name="P20" style:family="paragraph" style:parent-style-name="Standard" style:list-style-name="L3">
      <style:text-properties fo:font-size="14pt" style:text-underline-style="solid" style:text-underline-width="auto" style:text-underline-color="font-color" officeooo:rsid="001b7f9f" officeooo:paragraph-rsid="001b7f9f"/>
    </style:style>
    <style:style style:name="P21" style:family="paragraph" style:parent-style-name="Standard" style:list-style-name="L3">
      <style:text-properties fo:font-size="14pt" style:text-underline-style="solid" style:text-underline-width="auto" style:text-underline-color="font-color" officeooo:rsid="001de4cf" officeooo:paragraph-rsid="001de4cf"/>
    </style:style>
    <style:style style:name="P22" style:family="paragraph" style:parent-style-name="Standard" style:list-style-name="L3">
      <style:text-properties fo:font-size="14pt" style:text-underline-style="solid" style:text-underline-width="auto" style:text-underline-color="font-color" officeooo:rsid="001e613a" officeooo:paragraph-rsid="001e613a"/>
    </style:style>
    <style:style style:name="P23" style:family="paragraph" style:parent-style-name="Standard" style:list-style-name="L3">
      <style:text-properties fo:font-size="14pt" style:text-underline-style="solid" style:text-underline-width="auto" style:text-underline-color="font-color" officeooo:rsid="00248bfa" officeooo:paragraph-rsid="00248bfa"/>
    </style:style>
    <style:style style:name="P24" style:family="paragraph" style:parent-style-name="Standard" style:list-style-name="L3">
      <style:text-properties fo:font-size="14pt" style:text-underline-style="solid" style:text-underline-width="auto" style:text-underline-color="font-color" officeooo:rsid="00258e71" officeooo:paragraph-rsid="00258e71"/>
    </style:style>
    <style:style style:name="P25" style:family="paragraph" style:parent-style-name="Standard" style:list-style-name="L3">
      <style:text-properties fo:font-size="14pt" style:text-underline-style="solid" style:text-underline-width="auto" style:text-underline-color="font-color" officeooo:rsid="00289188" officeooo:paragraph-rsid="00289188"/>
    </style:style>
    <style:style style:name="P26" style:family="paragraph" style:parent-style-name="Standard" style:list-style-name="L3">
      <style:text-properties fo:font-size="14pt" style:text-underline-style="solid" style:text-underline-width="auto" style:text-underline-color="font-color" officeooo:rsid="002a885a" officeooo:paragraph-rsid="002a885a"/>
    </style:style>
    <style:style style:name="P27" style:family="paragraph" style:parent-style-name="Standard" style:list-style-name="L3">
      <style:text-properties officeooo:rsid="001b7f9f" officeooo:paragraph-rsid="001b7f9f"/>
    </style:style>
    <style:style style:name="P28" style:family="paragraph" style:parent-style-name="Standard" style:list-style-name="L3">
      <style:text-properties officeooo:rsid="001ba7a4" officeooo:paragraph-rsid="001ba7a4"/>
    </style:style>
    <style:style style:name="P29" style:family="paragraph" style:parent-style-name="Standard" style:list-style-name="L3">
      <style:text-properties officeooo:rsid="001c0c60" officeooo:paragraph-rsid="001c0c60"/>
    </style:style>
    <style:style style:name="P30" style:family="paragraph" style:parent-style-name="Standard" style:list-style-name="L3">
      <style:text-properties officeooo:rsid="001de4cf" officeooo:paragraph-rsid="001de4cf"/>
    </style:style>
    <style:style style:name="P31" style:family="paragraph" style:parent-style-name="Standard" style:list-style-name="L3">
      <style:text-properties officeooo:rsid="001e613a" officeooo:paragraph-rsid="001e613a"/>
    </style:style>
    <style:style style:name="P32" style:family="paragraph" style:parent-style-name="Standard" style:list-style-name="L3">
      <style:text-properties officeooo:rsid="001fda02" officeooo:paragraph-rsid="001fda02"/>
    </style:style>
    <style:style style:name="P33" style:family="paragraph" style:parent-style-name="Standard" style:list-style-name="L3">
      <style:text-properties officeooo:rsid="0021920b" officeooo:paragraph-rsid="0021920b"/>
    </style:style>
    <style:style style:name="P34" style:family="paragraph" style:parent-style-name="Standard" style:list-style-name="L3">
      <style:text-properties officeooo:rsid="00258e71" officeooo:paragraph-rsid="00258e71"/>
    </style:style>
    <style:style style:name="P35" style:family="paragraph" style:parent-style-name="Standard" style:list-style-name="L3">
      <style:text-properties officeooo:rsid="0022fc04" officeooo:paragraph-rsid="0022fc04"/>
    </style:style>
    <style:style style:name="P36" style:family="paragraph" style:parent-style-name="Standard" style:list-style-name="L3">
      <style:text-properties officeooo:rsid="00248bfa" officeooo:paragraph-rsid="00248bfa"/>
    </style:style>
    <style:style style:name="P37" style:family="paragraph" style:parent-style-name="Standard" style:list-style-name="L3">
      <style:text-properties officeooo:rsid="002713a7" officeooo:paragraph-rsid="002713a7"/>
    </style:style>
    <style:style style:name="P38" style:family="paragraph" style:parent-style-name="Standard" style:list-style-name="L3">
      <style:text-properties officeooo:rsid="0027695b" officeooo:paragraph-rsid="0027695b"/>
    </style:style>
    <style:style style:name="P39" style:family="paragraph" style:parent-style-name="Standard" style:list-style-name="L3">
      <style:text-properties officeooo:rsid="002a073b" officeooo:paragraph-rsid="002a073b"/>
    </style:style>
    <style:style style:name="P40" style:family="paragraph" style:parent-style-name="Standard" style:list-style-name="L3">
      <style:text-properties officeooo:rsid="00293272" officeooo:paragraph-rsid="00293272"/>
    </style:style>
    <style:style style:name="P41" style:family="paragraph" style:parent-style-name="Standard" style:list-style-name="L3">
      <style:text-properties officeooo:rsid="002bcca1" officeooo:paragraph-rsid="002bcca1"/>
    </style:style>
    <style:style style:name="P42" style:family="paragraph" style:parent-style-name="Standard" style:list-style-name="L3">
      <style:text-properties officeooo:rsid="002c9a7b" officeooo:paragraph-rsid="002c9a7b"/>
    </style:style>
    <style:style style:name="P43" style:family="paragraph" style:parent-style-name="Standard" style:list-style-name="L3">
      <style:text-properties officeooo:rsid="002d7774" officeooo:paragraph-rsid="002d7774"/>
    </style:style>
    <style:style style:name="P44" style:family="paragraph" style:parent-style-name="Standard" style:list-style-name="">
      <style:text-properties officeooo:rsid="002d7774" officeooo:paragraph-rsid="002d7774"/>
    </style:style>
    <style:style style:name="P45" style:family="paragraph" style:parent-style-name="Standard" style:list-style-name="L3">
      <style:text-properties officeooo:rsid="002e9750" officeooo:paragraph-rsid="002e9750"/>
    </style:style>
    <style:style style:name="P46" style:family="paragraph" style:parent-style-name="Standard">
      <style:text-properties officeooo:rsid="002e9750" officeooo:paragraph-rsid="002e9750"/>
    </style:style>
    <style:style style:name="P47" style:family="paragraph" style:parent-style-name="Standard" style:list-style-name="L3">
      <style:paragraph-properties fo:break-before="page"/>
      <style:text-properties fo:font-size="16pt" style:text-underline-style="solid" style:text-underline-width="auto" style:text-underline-color="font-color" fo:font-weight="bold" officeooo:rsid="001e613a" officeooo:paragraph-rsid="001e613a" style:font-weight-asian="bold" style:font-weight-complex="bold"/>
    </style:style>
    <style:style style:name="P48" style:family="paragraph" style:parent-style-name="Standard" style:list-style-name="L3">
      <style:paragraph-properties fo:break-before="page"/>
      <style:text-properties fo:font-size="16pt" style:text-underline-style="solid" style:text-underline-width="auto" style:text-underline-color="font-color" fo:font-weight="bold" officeooo:rsid="0027695b" officeooo:paragraph-rsid="0027695b" style:font-weight-asian="bold" style:font-weight-complex="bold"/>
    </style:style>
    <style:style style:name="P49" style:family="paragraph" style:parent-style-name="Standard" style:list-style-name="L3">
      <style:paragraph-properties fo:break-before="page"/>
      <style:text-properties fo:font-size="14pt" style:text-underline-style="solid" style:text-underline-width="auto" style:text-underline-color="font-color" officeooo:rsid="002d7774" officeooo:paragraph-rsid="002d7774"/>
    </style:style>
    <style:style style:name="T1" style:family="text">
      <style:text-properties officeooo:rsid="001b7f9f"/>
    </style:style>
    <style:style style:name="T2" style:family="text">
      <style:text-properties officeooo:rsid="001ba7a4"/>
    </style:style>
    <style:style style:name="T3" style:family="text">
      <style:text-properties officeooo:rsid="001c0c60"/>
    </style:style>
    <style:style style:name="T4" style:family="text">
      <style:text-properties officeooo:rsid="001de4cf"/>
    </style:style>
    <style:style style:name="T5" style:family="text">
      <style:text-properties officeooo:rsid="0021920b"/>
    </style:style>
    <style:style style:name="T6" style:family="text">
      <style:text-properties officeooo:rsid="00248bfa"/>
    </style:style>
    <style:style style:name="T7" style:family="text">
      <style:text-properties officeooo:rsid="002a073b"/>
    </style:style>
    <style:style style:name="T8" style:family="text">
      <style:text-properties officeooo:rsid="002bcca1"/>
    </style:style>
    <style:style style:name="T9" style:family="text">
      <style:text-properties style:text-position="super 58%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sub 58%"/>
    </style:style>
    <style:style style:name="T12" style:family="text">
      <style:text-properties officeooo:rsid="002e9750"/>
    </style:style>
    <style:style style:name="T13" style:family="text">
      <style:text-properties style:font-name="Liberation Serif1" officeooo:rsid="002e9750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2e97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6">Thème III</text:p>
      <text:p text:style-name="P2">Dynamiques géographiques des grandes aires continentales </text:p>
      <text:p text:style-name="P1"/>
      <text:p text:style-name="P1"/>
      <text:p text:style-name="P3">Séquence I</text:p>
      <text:p text:style-name="P4">L’Amérique : puissance du Nord, affirmation du Sud</text:p>
      <text:p text:style-name="P1"/>
      <text:p text:style-name="P1"/>
      <text:p text:style-name="P7">Séance 1 : Le continent américain : entre tensions et intégrations régionales</text:p>
      <text:p text:style-name="P1"/>
      <text:p text:style-name="P8"/>
      <text:p text:style-name="P8">Nord, pays développés : États-Unis, Canada</text:p>
      <text:p text:style-name="P8"/>
      <text:p text:style-name="P8">//</text:p>
      <text:p text:style-name="P8">Mise en place d’alliances régionales : ALENA et MERCOSUR </text:p>
      <text:p text:style-name="P8"/>
      <text:p text:style-name="P8">Quelque chiffres :</text:p>
      <text:list xml:id="list2037510828012763481" text:style-name="L1">
        <text:list-item>
          <text:p text:style-name="P14">42M de km² </text:p>
        </text:list-item>
        <text:list-item>
          <text:p text:style-name="P14">15 000 km du nord au sud </text:p>
        </text:list-item>
        <text:list-item>
          <text:p text:style-name="P14">972M d’habitants </text:p>
        </text:list-item>
        <text:list-item>
          <text:p text:style-name="P14">35 pays et 19 dépendances </text:p>
        </text:list-item>
      </text:list>
      <text:p text:style-name="P8"/>
      <text:p text:style-name="P9"/>
      <text:p text:style-name="P9">Problématique : </text:p>
      <text:list xml:id="list4644501918240044790" text:style-name="L2">
        <text:list-item>
          <text:p text:style-name="P16">Les initiatives d’intégrations régionales reflètent-elles ou résorbent-elles les tensions qui affectent le continent américain ?</text:p>
        </text:list-item>
      </text:list>
      <text:p text:style-name="P8"/>
      <text:p text:style-name="P12"/>
      <text:list xml:id="list6101339203085830669" text:style-name="L3">
        <text:list-item>
          <text:p text:style-name="P18">Le continent américain : un continent aux multiples contrastes</text:p>
          <text:p text:style-name="P15">Quels différents contrastes apparaissent sur le continent américain ? </text:p>
          <text:list>
            <text:list-item>
              <text:p text:style-name="P19">Les contrastes culturels : un continent entre influence états-unienne, affirmation des <text:span text:style-name="T1">S</text:span>uds et métissage</text:p>
              <text:list>
                <text:list-header>
                  <text:p text:style-name="P17">Amérique coupée en 2 : Amérique anglo-saxonne – Amérique latine </text:p>
                  <text:p text:style-name="P17">Langues : </text:p>
                  <text:list>
                    <text:list-header>
                      <text:p text:style-name="P17">Beaucoup Anglais, Espagnol, Portugais </text:p>
                      <text:p text:style-name="P17">Des minorités indiennes ont reçu la reconnaissance de leurs langues </text:p>
                    </text:list-header>
                  </text:list>
                  <text:p text:style-name="P17">Religions : </text:p>
                  <text:list text:continue-numbering="true">
                    <text:list-header>
                      <text:p text:style-name="P17">Nord = protestants, Sud = catholiques </text:p>
                    </text:list-header>
                  </text:list>
                  <text:p text:style-name="P27">Ethnicité : </text:p>
                  <text:list text:continue-numbering="true">
                    <text:list-header>
                      <text:p text:style-name="P27">USA Nord : + de blancs </text:p>
                      <text:p text:style-name="P27">USA Sud : + de noirs </text:p>
                    </text:list-header>
                  </text:list>
                  <text:p text:style-name="P27">Le Sud s’américanise </text:p>
                  <text:list text:continue-numbering="true">
                    <text:list-header>
                      <text:p text:style-name="P27">En Bolivie, il y a par exemple un mur Coca-Cola </text:p>
                      <text:p text:style-name="P27">L’influence des Nords sur les Suds est très importante </text:p>
                    </text:list-header>
                  </text:list>
                  <text:p text:style-name="P27">Mais il y a des Suds qui veulent s’affirmer culturellement, développer leur soft-power </text:p>
                  <text:list text:continue-numbering="true">
                    <text:list-header>
                      <text:p text:style-name="P27">Le Brésil avec le carnaval, la coupe du monde de foot, et les <text:span text:style-name="T2">jeux olympiques </text:span></text:p>
                    </text:list-header>
                  </text:list>
                </text:list-header>
              </text:list>
              <text:p text:style-name="P27"/>
            </text:list-item>
            <text:list-item>
              <text:p text:style-name="P20">Les contrastes de développement</text:p>
              <text:list>
                <text:list-header>
                  <text:p text:style-name="P28">Amérique du Nord</text:p>
                  <text:list>
                    <text:list-header>
                      <text:p text:style-name="P28">IDH très élevé </text:p>
                      <text:p text:style-name="P28">Société urbaine </text:p>
                      <text:p text:style-name="P28">Taux de chômage faible ou inexistant </text:p>
                      <text:p text:style-name="P28">Fortes discriminations </text:p>
                    </text:list-header>
                  </text:list>
                  <text:p text:style-name="P28">Sud émergents </text:p>
                  <text:list text:continue-numbering="true">
                    <text:list-header>
                      <text:p text:style-name="P28"><text:span text:style-name="T4">Les « jaguars » : </text:span>Brésil, Argentine, Chili, <text:span text:style-name="T3">Colombie, Venezuela, Mexique </text:span></text:p>
                      <text:p text:style-name="P28">Forte croissance grâce <text:span text:style-name="T3">à l’agriculture, l’élevage, les hydrocarbures </text:span></text:p>
                    </text:list-header>
                  </text:list>
                  <text:p text:style-name="P29">Sud sud </text:p>
                  <text:list text:continue-numbering="true">
                    <text:list-header>
                      <text:p text:style-name="P29">Amérique centrale, andine, Haïti </text:p>
                      <text:p text:style-name="P29">//</text:p>
                      <text:p text:style-name="P29">Peu intégrés à la mondialisation </text:p>
                      <text:p text:style-name="P30">Plus les autres pays s’intègrent à la mondialisation, plus ceux-ci sont mis de coté </text:p>
                    </text:list-header>
                  </text:list>
                </text:list-header>
              </text:list>
              <text:p text:style-name="P30"/>
            </text:list-item>
            <text:list-item>
              <text:p text:style-name="P21">Des régimes politiques différents</text:p>
              <text:list>
                <text:list-header>
                  <text:p text:style-name="P30">Nord </text:p>
                  <text:list>
                    <text:list-header>
                      <text:p text:style-name="P30">Démocratie libérale, économie de marché </text:p>
                    </text:list-header>
                  </text:list>
                  <text:p text:style-name="P30">Sud </text:p>
                  <text:list text:continue-numbering="true">
                    <text:list-header>
                      <text:p text:style-name="P30">Processus de démocratisation depuis la fin de la guerre froide </text:p>
                      <text:p text:style-name="P30">Même si certains sont encore sous une dictature (Cuba) </text:p>
                      <text:p text:style-name="P31">Instabilités politiques </text:p>
                      <text:p text:style-name="P31">Gauche socialiste arrivée au pouvoir avec un discours anti-Américain </text:p>
                      <text:list>
                        <text:list-header>
                          <text:p text:style-name="P31">Ils veulent constituer des alliances pour repousser cette domination des Nords </text:p>
                        </text:list-header>
                      </text:list>
                    </text:list-header>
                  </text:list>
                </text:list-header>
              </text:list>
            </text:list-item>
          </text:list>
          <text:p text:style-name="P31"/>
        </text:list-item>
      </text:list>
      <text:p text:style-name="P10"/>
      <text:list xml:id="list115542270297173" text:continue-numbering="true" text:style-name="L3">
        <text:list-item>
          <text:p text:style-name="P47">De multiples tensions</text:p>
          <text:list>
            <text:list-item>
              <text:p text:style-name="P22">L’hégémonie <text:span text:style-name="T6">de l’A</text:span>méri<text:span text:style-name="T6">que du Nord</text:span> est la première source de tension</text:p>
              <text:list>
                <text:list-item>
                  <text:list>
                    <text:list-header>
                      <text:p text:style-name="P31">Hégémonie = volonté de dominer </text:p>
                    </text:list-header>
                  </text:list>
                  <text:p text:style-name="P32">Les États-Unis revendiquent qu’il faut qu’il y ait une décolonisation </text:p>
                  <text:list text:continue-numbering="true">
                    <text:list-header>
                      <text:p text:style-name="P32">Doctrine Monroe : L’Amérique aux américains </text:p>
                      <text:list>
                        <text:list-header>
                          <text:p text:style-name="P32"><text:span text:style-name="T5">Il </text:span>aide à chasser quelque<text:span text:style-name="T5">s colons de l’Amérique du Sud </text:span></text:p>
                        </text:list-header>
                      </text:list>
                      <text:p text:style-name="P33">L’Amérique Centrale, notamment les Caraïbes, deviennent l’arrière-cours des États-Unis </text:p>
                    </text:list-header>
                  </text:list>
                  <text:p text:style-name="P33">Amérique du Nord : « On est les gardiens de votre liberté » </text:p>
                  <text:p text:style-name="P33">Tensions pendant la guerre froide </text:p>
                  <text:p text:style-name="P33"/>
                  <text:p text:style-name="P34">Le Venezuela accuse les États-Unis d’avoir fait un sabotage pour entraîner des pénuries dans le but de le rendre dépendant d’eux </text:p>
                  <text:list text:continue-numbering="true">
                    <text:list-header>
                      <text:p text:style-name="P34">Car le Venezuela se suffisait à lui-même, et les États-Unis n’aimait pas ça </text:p>
                    </text:list-header>
                  </text:list>
                  <text:p text:style-name="P35"/>
                </text:list-item>
              </text:list>
            </text:list-item>
            <text:list-item>
              <text:p text:style-name="P23">Les tensions entre les États</text:p>
              <text:list>
                <text:list-header>
                  <text:p text:style-name="P36">Il y a des tensions entre les frontières en Amérique du Sud </text:p>
                  <text:list>
                    <text:list-header>
                      <text:p text:style-name="P36">Colombie – Venezuela </text:p>
                      <text:p text:style-name="P36">Pérou – Chili, par rapport aux ZEE </text:p>
                    </text:list-header>
                  </text:list>
                  <text:p text:style-name="P36">Les conflits datent aussi d’anciennes guerres </text:p>
                  <text:list text:continue-numbering="true">
                    <text:list-header>
                      <text:p text:style-name="P36">1879 – 1883, le Chili s’est étendue sur la Bolivie et le Pérou </text:p>
                      <text:p text:style-name="P36">Guerre de la triple alliance, Paraguay – Brésil Argentine Uruguay </text:p>
                    </text:list-header>
                  </text:list>
                  <text:p text:style-name="P34">Le Brésil voudrait effectuer des alliances, mais les autres pays ne veulent pas </text:p>
                  <text:list text:continue-numbering="true">
                    <text:list-header>
                      <text:p text:style-name="P34">L’Alliance Pacifique lancée en 2012 pour contrebalancer les alliances du Brésil </text:p>
                      <text:list>
                        <text:list-header>
                          <text:p text:style-name="P34">Chili, Colombie, Mexique, Pérou </text:p>
                          <text:p text:style-name="P34">Dans cette alliance, c’est le Mexique qui domine </text:p>
                        </text:list-header>
                      </text:list>
                    </text:list-header>
                  </text:list>
                  <text:p text:style-name="P36"/>
                </text:list-header>
              </text:list>
            </text:list-item>
            <text:list-item>
              <text:p text:style-name="P24">Les tensions intérieurs : un continent touché par la violence et la criminalité</text:p>
              <text:list>
                <text:list-header>
                  <text:p text:style-name="P37">Nord </text:p>
                  <text:list>
                    <text:list-header>
                      <text:p text:style-name="P37">Violence dans les ghettos afro-américains </text:p>
                      <text:p text:style-name="P37">Gangs venant de l’Amérique Centrale </text:p>
                    </text:list-header>
                  </text:list>
                  <text:p text:style-name="P37">Sud </text:p>
                  <text:list text:continue-numbering="true">
                    <text:list-header>
                      <text:p text:style-name="P37">Guerre entre les différents cartels, avec en plus la police </text:p>
                    </text:list-header>
                  </text:list>
                  <text:p text:style-name="P37">Pays avec le plus d’homicides : Salvador, Honduras, Guatemala </text:p>
                  <text:list text:continue-numbering="true">
                    <text:list-header>
                      <text:p text:style-name="P38">(dans le contexte de conflits urbains) </text:p>
                    </text:list-header>
                  </text:list>
                </text:list-header>
              </text:list>
            </text:list-item>
          </text:list>
        </text:list-item>
      </text:list>
      <text:p text:style-name="P11"/>
      <text:list xml:id="list115543097815053" text:continue-numbering="true" text:style-name="L3">
        <text:list-item>
          <text:p text:style-name="P48">Un continent en voie d’intégration ?</text:p>
          <text:list>
            <text:list-item>
              <text:p text:style-name="P25">Au Nord, une intégration régionale dominée par les États-Unis : l’A<text:span text:style-name="T8">lena</text:span></text:p>
              <text:list>
                <text:list-header>
                  <text:p text:style-name="P39">Alena = Accord de Libre Échange Nord-Américain</text:p>
                  <text:p text:style-name="P40"><text:span text:style-name="T7">S</text:span>igné en 1992, entre en vigueur en 1994 </text:p>
                  <text:p text:style-name="P40">Regroupement économique, par d’échanges politiques </text:p>
                  <text:p text:style-name="P40"/>
                  <text:p text:style-name="P39">Depuis l’entrée en vigueur de l’Alena, cela a permis au Mexique de multiplier ses exportations par 3. Mais il y a des économies très inégales, ce qui fait que le Mexique devient dépendant des États-Unis. </text:p>
                  <text:p text:style-name="P39">Il y a de forts échanges entre le Mexique et les États-Unis. </text:p>
                  <text:p text:style-name="P39">Il y a une interdépendance : </text:p>
                  <text:list>
                    <text:list-header>
                      <text:p text:style-name="P39">Le Mexique a besoin de l’économie États-unienne, </text:p>
                      <text:p text:style-name="P39">Les États-Unis ont besoin des maquilladoras du Mexique</text:p>
                    </text:list-header>
                  </text:list>
                  <text:p text:style-name="P39">Les États-Unis attirent 75 % des exportations canadiennes et 78 % des exportations mexicaines </text:p>
                  <text:p text:style-name="P39">Un problème majeur de l’Alena est que comme il y a un libre échange, le commerce illicite en profite. </text:p>
                </text:list-header>
              </text:list>
              <text:p text:style-name="P39"/>
            </text:list-item>
            <text:list-item>
              <text:p text:style-name="P26">Au Sud, des intégrations régionales en opposition aux États-Unis</text:p>
              <text:list>
                <text:list-header>
                  <text:p text:style-name="P41">Mercosur = Marché commun au Sud </text:p>
                  <text:list>
                    <text:list-header>
                      <text:p text:style-name="P41">Brésil, Argentine, Uruguay, Paraguay, Venezuela </text:p>
                      <text:p text:style-name="P41">240 M de consommateurs = 70 % de la population de l’Amérique du Sud </text:p>
                      <text:p text:style-name="P41">PIB = 3200 M = 80 % de la richesse Sud-Américaine </text:p>
                      <text:p text:style-name="P42">4<text:span text:style-name="T9">e</text:span> espace économique du monde </text:p>
                      <text:p text:style-name="P42">Échanges commerciaux x10 en 20 ans au sein du Mercosur </text:p>
                      <text:p text:style-name="P42">Avantage surtout pour le Brésil </text:p>
                      <text:list>
                        <text:list-header>
                          <text:p text:style-name="P42">60 % des exportations du Brésil = Mercosur </text:p>
                          <text:p text:style-name="P42">11 % des importations du Brésil = Mercosur </text:p>
                        </text:list-header>
                      </text:list>
                      <text:p text:style-name="P42">Ils essayent d’établir des taxes communes sur les taxes douanières </text:p>
                    </text:list-header>
                  </text:list>
                  <text:p text:style-name="P42"/>
                  <text:p text:style-name="P42">Communauté Andine des Nations (CAN)</text:p>
                  <text:list text:continue-numbering="true">
                    <text:list-header>
                      <text:p text:style-name="P42"><text:span text:style-name="T10">Bolivie, Colombie, Chili</text:span>, Équateur, Pérou, Guyane, etc... </text:p>
                      <text:p text:style-name="P42">Vont avoir des relations privilégiées </text:p>
                      <text:p text:style-name="P42">C’est un forum de discussion </text:p>
                      <text:p text:style-name="P42">//</text:p>
                    </text:list-header>
                  </text:list>
                  <text:p text:style-name="P43">UNASUR = Union de toute l’Amérique du Sud </text:p>
                  <text:list text:continue-numbering="true">
                    <text:list-header>
                      <text:p text:style-name="P43">CAN + MERCOSUR</text:p>
                      <text:p text:style-name="P43">Union composée d’unions </text:p>
                    </text:list-header>
                  </text:list>
                  <text:p text:style-name="P43"/>
                  <text:p text:style-name="P43">Le fait qu’il y ait autant d’accords régionaux, conséquences : </text:p>
                  <text:list text:continue-numbering="true">
                    <text:list-header>
                      <text:p text:style-name="P43">Il y a plus des divisions que des unions, et cela freine le développement </text:p>
                    </text:list-header>
                  </text:list>
                </text:list-header>
              </text:list>
              <text:p text:style-name="P43"/>
            </text:list-item>
          </text:list>
        </text:list-item>
      </text:list>
      <text:p text:style-name="P44"/>
      <text:list xml:id="list115541857857115" text:continue-numbering="true" text:style-name="L3">
        <text:list-item>
          <text:list>
            <text:list-item>
              <text:p text:style-name="P49">À l’échelle continentale, une intégration en panne</text:p>
              <text:list>
                <text:list-header>
                  <text:p text:style-name="P43">La ZLEA = Zone de Libre-Echange des Amériques </text:p>
                  <text:p text:style-name="P43">Projet : libre-échange totale entre l’Amérique du Nord et du Sud </text:p>
                  <text:p text:style-name="P43">Lancé en Juin 1990 </text:p>
                  <text:p text:style-name="P43">Il n’entre pas en vigueur <text:span text:style-name="T12">car certains pays</text:span> (notamment le Brésil) s’y oppose </text:p>
                  <text:p text:style-name="P43">L’Amérique détourne ce projet en faisant des petits accords à chaque pays </text:p>
                  <text:list>
                    <text:list-header>
                      <text:p text:style-name="P43">USA – Chili, mais Chili <text:span text:style-name="T13">Ø</text:span><text:span text:style-name="T15"> Pérou </text:span></text:p>
                      <text:p text:style-name="P45"><text:span text:style-name="T14">puisque l’Amérique Latine n’est pas prête à établir une grande alliance </text:span></text:p>
                    </text:list-header>
                  </text:list>
                </text:list-header>
              </text:list>
            </text:list-item>
          </text:list>
        </text:list-item>
      </text:list>
      <text:p text:style-name="P46"><text:span text:style-name="T14"/></text:p>
      <text:p text:style-name="P46"><text:span text:style-name="T14"/></text:p>
      <text:p text:style-name="P46"><text:span text:style-name="T14">Conclusion :</text:span></text:p>
      <text:p text:style-name="P46"><text:span text:style-name="T14">(ppt sur école direct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3f94" officeooo:paragraph-rsid="00193f94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éographie <text:tab/><text:tab/>T3 S1</text:p>
      </style:header>
      <style:footer>
        <text:p text:style-name="Footer"><text:tab/><text:span text:style-name="MT1"><text:page-number text:select-page="current">3</text:page-number></text:span>/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2:03:51.207000000</meta:creation-date>
    <dc:date>2019-03-26T11:55:41.373000000</dc:date>
    <meta:editing-duration>PT31M46S</meta:editing-duration>
    <meta:editing-cycles>8</meta:editing-cycles>
    <meta:generator>LibreOffice/5.1.6.2$Windows_x86 LibreOffice_project/07ac168c60a517dba0f0d7bc7540f5afa45f0909</meta:generator>
    <meta:document-statistic meta:table-count="0" meta:image-count="0" meta:object-count="0" meta:page-count="5" meta:paragraph-count="130" meta:word-count="965" meta:character-count="6015" meta:non-whitespace-character-count="5090"/>
  </office:meta>
</office:document-meta>
</file>